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OUND([.$A$3]+[.B4]*6076*0.0524;0)" office:value-type="float" office:value="2173" calcext:value-type="float">
            <text:p>2173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formula="of:=ROUND([.$A$3]+[.B5]*6076*0.0524;0)" office:value-type="float" office:value="2492" calcext:value-type="float">
            <text:p>249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formula="of:=ROUND([.$A$3]+[.B6]*6076*0.0524;0)" office:value-type="float" office:value="2810" calcext:value-type="float">
            <text:p>2810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formula="of:=ROUND([.$A$3]+[.B7]*6076*0.0524;0)" office:value-type="float" office:value="3129" calcext:value-type="float">
            <text:p>3129</text:p>
          </table:table-cell>
          <table:table-cell office:value-type="float" office:value="4" calcext:value-type="float">
            <text:p>4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table:formula="of:=ROUND([.$A$3]+[.B8]*6076*0.0524;0)" office:value-type="float" office:value="3447" calcext:value-type="float">
            <text:p>3447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table:formula="of:=ROUND([.$A$3]+[.B9]*6076*0.0524;0)" office:value-type="float" office:value="3765" calcext:value-type="float">
            <text:p>3765</text:p>
          </table:table-cell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formula="of:=ROUND([.$A$3]+[.B10]*6076*0.0524;0)" office:value-type="float" office:value="4084" calcext:value-type="float">
            <text:p>4084</text:p>
          </table:table-cell>
          <table:table-cell office:value-type="float" office:value="7" calcext:value-type="float">
            <text:p>7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table:formula="of:=ROUND([.$A$3]+[.B11]*6076*0.0524;0)" office:value-type="float" office:value="4402" calcext:value-type="float">
            <text:p>4402</text:p>
          </table:table-cell>
          <table:table-cell office:value-type="float" office:value="8" calcext:value-type="float">
            <text:p>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table:formula="of:=ROUND([.$A$3]+[.B12]*6076*0.0524;0)" office:value-type="float" office:value="4720" calcext:value-type="float">
            <text:p>4720</text:p>
          </table:table-cell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formula="of:=ROUND([.$A$3]+[.B13]*6076*0.0524;0)" office:value-type="float" office:value="5039" calcext:value-type="float">
            <text:p>5039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formula="of:=ROUND([.$A$3]+[.B14]*6076*0.0524;0)" office:value-type="float" office:value="5357" calcext:value-type="float">
            <text:p>5357</text:p>
          </table:table-cell>
          <table:table-cell office:value-type="float" office:value="11" calcext:value-type="float">
            <text:p>11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formula="of:=ROUND([.$A$3]+[.B15]*6076*0.0524;0)" office:value-type="float" office:value="5676" calcext:value-type="float">
            <text:p>5676</text:p>
          </table:table-cell>
          <table:table-cell office:value-type="float" office:value="12" calcext:value-type="float">
            <text:p>12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table:formula="of:=ROUND([.$A$3]+[.B16]*6076*0.0524;0)" office:value-type="float" office:value="5994" calcext:value-type="float">
            <text:p>5994</text:p>
          </table:table-cell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formula="of:=ROUND([.$A$3]+[.B17]*6076*0.0524;0)" office:value-type="float" office:value="6312" calcext:value-type="float">
            <text:p>6312</text:p>
          </table:table-cell>
          <table:table-cell office:value-type="float" office:value="14" calcext:value-type="float">
            <text:p>14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table:formula="of:=ROUND([.$A$3]+[.B18]*6076*0.0524;0)" office:value-type="float" office:value="6631" calcext:value-type="float">
            <text:p>6631</text:p>
          </table:table-cell>
          <table:table-cell office:value-type="float" office:value="15" calcext:value-type="float">
            <text:p>15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table:formula="of:=ROUND([.$A$3]+[.B19]*6076*0.0524;0)" office:value-type="float" office:value="6949" calcext:value-type="float">
            <text:p>6949</text:p>
          </table:table-cell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formula="of:=ROUND([.$A$3]+[.B20]*6076*0.0524;0)" office:value-type="float" office:value="7268" calcext:value-type="float">
            <text:p>7268</text:p>
          </table:table-cell>
          <table:table-cell office:value-type="float" office:value="17" calcext:value-type="float">
            <text:p>17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table:formula="of:=ROUND([.$A$3]+[.B21]*6076*0.0524;0)" office:value-type="float" office:value="7586" calcext:value-type="float">
            <text:p>7586</text:p>
          </table:table-cell>
          <table:table-cell office:value-type="float" office:value="18" calcext:value-type="float">
            <text:p>18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table:formula="of:=ROUND([.$A$3]+[.B22]*6076*0.0524;0)" office:value-type="float" office:value="7904" calcext:value-type="float">
            <text:p>7904</text:p>
          </table:table-cell>
          <table:table-cell office:value-type="float" office:value="19" calcext:value-type="float">
            <text:p>19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table:formula="of:=ROUND([.$A$3]+[.B23]*6076*0.0524;0)" office:value-type="float" office:value="8223" calcext:value-type="float">
            <text:p>8223</text:p>
          </table:table-cell>
          <table:table-cell office:value-type="float" office:value="20" calcext:value-type="float">
            <text:p>20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table:formula="of:=ROUND([.$A$3]+[.B24]*6076*0.0524;0)" office:value-type="float" office:value="8541" calcext:value-type="float">
            <text:p>8541</text:p>
          </table:table-cell>
          <table:table-cell office:value-type="float" office:value="21" calcext:value-type="float">
            <text:p>21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formula="of:=ROUND([.$A$3]+[.B25]*6076*0.0524;0)" office:value-type="float" office:value="8859" calcext:value-type="float">
            <text:p>8859</text:p>
          </table:table-cell>
          <table:table-cell office:value-type="float" office:value="22" calcext:value-type="float">
            <text:p>22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table:formula="of:=ROUND([.$A$3]+[.B26]*6076*0.0524;0)" office:value-type="float" office:value="9178" calcext:value-type="float">
            <text:p>9178</text:p>
          </table:table-cell>
          <table:table-cell office:value-type="float" office:value="23" calcext:value-type="float">
            <text:p>23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table:formula="of:=ROUND([.$A$3]+[.B27]*6076*0.0524;0)" office:value-type="float" office:value="9496" calcext:value-type="float">
            <text:p>9496</text:p>
          </table:table-cell>
          <table:table-cell office:value-type="float" office:value="24" calcext:value-type="float">
            <text:p>24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table:formula="of:=ROUND([.$A$3]+[.B28]*6076*0.0524;0)" office:value-type="float" office:value="9815" calcext:value-type="float">
            <text:p>9815</text:p>
          </table:table-cell>
          <table:table-cell office:value-type="float" office:value="25" calcext:value-type="float">
            <text:p>25</text:p>
          </table:table-cell>
          <table:table-cell office:value-type="float" office:value="9800" calcext:value-type="float">
            <text:p>9800</text:p>
          </table:table-cell>
        </table:table-row>
      </table:table>
      <table:table table:name="Sheet2" table:style-name="ta1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Distance, NM</text:p>
          </table:table-cell>
          <table:table-cell table:style-name="ce1" office:value-type="string" calcext:value-type="string">
            <text:p>Altitude, 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100" calcext:value-type="float">
            <text:p>4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00" calcext:value-type="float">
            <text:p>44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400" calcext:value-type="float">
            <text:p>54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0" calcext:value-type="float">
            <text:p>57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300" calcext:value-type="float">
            <text:p>63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600" calcext:value-type="float">
            <text:p>66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300" calcext:value-type="float">
            <text:p>73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600" calcext:value-type="float">
            <text:p>76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900" calcext:value-type="float">
            <text:p>79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200" calcext:value-type="float">
            <text:p>82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500" calcext:value-type="float">
            <text:p>85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900" calcext:value-type="float">
            <text:p>89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00" calcext:value-type="float">
            <text:p>92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500" calcext:value-type="float">
            <text:p>95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800" calcext:value-type="float">
            <text:p>9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1:45:37.615805801</meta:creation-date>
    <dc:date>2020-02-22T23:34:04.014383301</dc:date>
    <meta:editing-duration>PT1H11M9S</meta:editing-duration>
    <meta:editing-cycles>4</meta:editing-cycles>
    <meta:generator>LibreOffice/6.0.7.3$Linux_X86_64 LibreOffice_project/00m0$Build-3</meta:generator>
    <meta:print-date>2020-02-22T23:13:38.831078608</meta:print-date>
    <meta:document-statistic meta:table-count="2" meta:cell-count="134" meta:object-count="0"/>
  </office:meta>
</office:document-meta>
</file>